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3fff4" officeooo:paragraph-rsid="0013fff4"/>
    </style:style>
    <style:style style:name="P2" style:family="paragraph" style:parent-style-name="Standard">
      <style:text-properties fo:font-weight="normal" officeooo:rsid="0013fff4" officeooo:paragraph-rsid="0013fff4" style:font-weight-asian="normal" style:font-weight-complex="normal"/>
    </style:style>
    <style:style style:name="P3" style:family="paragraph" style:parent-style-name="Standard">
      <style:text-properties fo:font-weight="bold" officeooo:rsid="0013fff4" officeooo:paragraph-rsid="0013fff4" style:font-weight-asian="bold" style:font-weight-complex="bold"/>
    </style:style>
    <style:style style:name="T1" style:family="text">
      <style:text-properties fo:font-weight="bold" style:font-weight-asian="bold" style:font-weight-complex="bold"/>
    </style:style>
    <style:style style:name="T2" style:family="text">
      <style:text-properties officeooo:rsid="0015489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aga</text:p>
      <text:p text:style-name="P1"><text:span text:style-name="T1">Verkefni 1.2</text:span></text:p>
      <text:p text:style-name="P2">1. Maðurinn hóf að rækta land til að eiga auðveldara með að hafa stöðugan og öruggan aðgang að mat og öðrum nauðsynjum. Þetta hafði meðal annars þær afleiðingar að ævi fólks lengdist og fólkið eignaðist fleirri börn. En á móti kom að villtir dýrastofnar sem voru nálægt þessum byggðum hösðu ekki undan þessari aukningu veiðimanna og fóru að deyja út. Til að takast á við þetta fóru menn að rækta dýrinn sjálfir og höfðu þá meiri stjórn á viðkomu og hátterni dýrana</text:p>
      <text:p text:style-name="P3">Verkefni 1.3</text:p>
      <text:p text:style-name="P2">1. Margir hlutir komu að því að menninga ríki reis í Súmer. Meðal annars má nefna það að árnar Efrat og Tígris runnu sitt hvoru megin við borgina sem veitti fólkinu auðveldan, fljótlegan og öruggan aðgang að vatni sem rann í ánni. Auk þess komu árnar með önnur góðgæti fyrir fólkið eins og fisk sem fólkið hafði að mat, og næringaríkan jarðveg sem unnin var úr áveitivatni. Því var leyft að liggja á ökrum gufaði það upp og jarðvegurinn mettaðist smám saman af söltum sem vatnið flutti með sér</text:p>
      <text:p text:style-name="P2">2. Bæði samfélög voru byggð meðfram á sem flæddi reglulega og þar sem auðvelt var að sjá fyrir flóðinu og fólkið gat vel nýtt sér það með því að veita vatninu á akra þar sem ræktaðar voru hinar ýmsu matarplöntur. Sterk trú á fígúru sem var ódauðleg, gott líf og réttur kvenna sem höfðu ímis réttindi til að gera hluti sem konur annarstaðar máttu ekki eins og í Egyptalandi þar sem þær máttu læra að lesa og skrifa</text:p>
      <text:p text:style-name="P2"><text:tab/>-<text:span text:style-name="T2">Palli og Svein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29T14:12:38.200301857</meta:creation-date>
    <dc:date>2016-08-29T14:27:04.698317878</dc:date>
    <meta:editing-duration>PT14M26S</meta:editing-duration>
    <meta:editing-cycles>3</meta:editing-cycles>
    <meta:generator>LibreOffice/5.0.5.2$Linux_X86_64 LibreOffice_project/00m0$Build-2</meta:generator>
    <meta:document-statistic meta:table-count="0" meta:image-count="0" meta:object-count="0" meta:page-count="1" meta:paragraph-count="7" meta:word-count="257" meta:character-count="1415" meta:non-whitespace-character-count="1164"/>
  </office:meta>
</office:document-meta>
</file>